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Roboto" officeooo:rsid="0013c516" officeooo:paragraph-rsid="0013c516"/>
    </style:style>
    <style:style style:name="P2" style:family="paragraph" style:parent-style-name="Standard">
      <style:text-properties style:font-name="Roboto" officeooo:rsid="001595fa" officeooo:paragraph-rsid="001595fa"/>
    </style:style>
    <style:style style:name="P3" style:family="paragraph" style:parent-style-name="Standard">
      <style:text-properties style:font-name="Roboto" fo:font-weight="bold" officeooo:rsid="001666e0" officeooo:paragraph-rsid="001666e0" style:font-weight-asian="bold" style:font-weight-complex="bold"/>
    </style:style>
    <style:style style:name="P4" style:family="paragraph" style:parent-style-name="Standard">
      <style:text-properties style:font-name="Roboto" fo:font-weight="bold" officeooo:rsid="00242af1" officeooo:paragraph-rsid="00242af1" style:font-weight-asian="bold" style:font-weight-complex="bold"/>
    </style:style>
    <style:style style:name="P5" style:family="paragraph" style:parent-style-name="Standard">
      <style:text-properties style:font-name="Roboto" officeooo:rsid="0019136c" officeooo:paragraph-rsid="0019136c"/>
    </style:style>
    <style:style style:name="P6" style:family="paragraph" style:parent-style-name="Standard">
      <style:text-properties style:font-name="Roboto" officeooo:rsid="001a4d31" officeooo:paragraph-rsid="001a4d31"/>
    </style:style>
    <style:style style:name="P7" style:family="paragraph" style:parent-style-name="Standard">
      <style:text-properties style:font-name="Roboto" officeooo:rsid="001dc6d6" officeooo:paragraph-rsid="001dc6d6"/>
    </style:style>
    <style:style style:name="P8" style:family="paragraph" style:parent-style-name="Standard">
      <style:text-properties style:font-name="Roboto" officeooo:rsid="001e618c" officeooo:paragraph-rsid="001e618c"/>
    </style:style>
    <style:style style:name="P9" style:family="paragraph" style:parent-style-name="Standard">
      <style:text-properties style:font-name="Roboto" officeooo:rsid="0025f6fe" officeooo:paragraph-rsid="0025f6fe"/>
    </style:style>
    <style:style style:name="P10" style:family="paragraph" style:parent-style-name="Standard">
      <style:text-properties style:font-name="Roboto" fo:font-style="normal" officeooo:rsid="0025f6fe" officeooo:paragraph-rsid="0025f6fe" style:font-style-asian="normal" style:font-style-complex="normal"/>
    </style:style>
    <style:style style:name="P11" style:family="paragraph" style:parent-style-name="Standard">
      <style:text-properties style:font-name="Roboto" fo:font-style="normal" officeooo:rsid="0025f6fe" officeooo:paragraph-rsid="002bc84c" style:font-style-asian="normal" style:font-style-complex="normal"/>
    </style:style>
    <style:style style:name="P12" style:family="paragraph" style:parent-style-name="Standard">
      <style:text-properties style:font-name="Roboto" fo:font-style="normal" officeooo:rsid="002bc84c" officeooo:paragraph-rsid="002bc84c" style:font-style-asian="normal" style:font-style-complex="normal"/>
    </style:style>
    <style:style style:name="P13" style:family="paragraph" style:parent-style-name="Standard">
      <style:text-properties style:font-name="Roboto" fo:font-style="normal" fo:font-weight="normal" officeooo:rsid="002cd4a4" officeooo:paragraph-rsid="002cd4a4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Roboto" fo:font-style="normal" fo:font-weight="normal" officeooo:rsid="002df802" officeooo:paragraph-rsid="002df80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Roboto" fo:font-style="normal" fo:font-weight="normal" officeooo:rsid="00318d30" officeooo:paragraph-rsid="00318d3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officeooo:rsid="002bc84c" officeooo:paragraph-rsid="002bc84c"/>
    </style:style>
    <style:style style:name="P17" style:family="paragraph" style:parent-style-name="Text_20_body">
      <style:text-properties fo:font-weight="normal"/>
    </style:style>
    <style:style style:name="P18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f6fe" officeooo:paragraph-rsid="0025f6fe" style:text-blinking="false" fo:background-color="transparent" style:font-weight-asian="bold" style:font-weight-complex="bold"/>
    </style:style>
    <style:style style:name="P19" style:family="paragraph" style:parent-style-name="Standard" style:list-style-name="L3">
      <style:text-properties style:font-name="Roboto" officeooo:rsid="0013c516" officeooo:paragraph-rsid="001666e0"/>
    </style:style>
    <style:style style:name="P20" style:family="paragraph" style:parent-style-name="Standard" style:list-style-name="L3">
      <style:text-properties style:font-name="Roboto" officeooo:rsid="0013c516" officeooo:paragraph-rsid="0013c516"/>
    </style:style>
    <style:style style:name="P21" style:family="paragraph" style:parent-style-name="Standard" style:list-style-name="L3">
      <style:text-properties style:font-name="Roboto" officeooo:paragraph-rsid="0013c516"/>
    </style:style>
    <style:style style:name="P22" style:family="paragraph" style:parent-style-name="Standard" style:list-style-name="L3">
      <style:text-properties style:font-name="Roboto" officeooo:rsid="0013dd51" officeooo:paragraph-rsid="0013c516"/>
    </style:style>
    <style:style style:name="P23" style:family="paragraph" style:parent-style-name="Standard" style:list-style-name="L3">
      <style:text-properties style:font-name="Roboto" officeooo:rsid="001595fa" officeooo:paragraph-rsid="0013c516"/>
    </style:style>
    <style:style style:name="P24" style:family="paragraph" style:parent-style-name="Standard" style:list-style-name="L4">
      <style:text-properties style:font-name="Roboto" officeooo:rsid="001666e0" officeooo:paragraph-rsid="001666e0"/>
    </style:style>
    <style:style style:name="P25" style:family="paragraph" style:parent-style-name="Standard" style:list-style-name="L4">
      <style:text-properties style:font-name="Roboto" officeooo:rsid="0019136c" officeooo:paragraph-rsid="0019136c"/>
    </style:style>
    <style:style style:name="P26" style:family="paragraph" style:parent-style-name="Standard" style:list-style-name="L4">
      <style:text-properties style:font-name="Roboto" officeooo:rsid="001e618c" officeooo:paragraph-rsid="001e618c"/>
    </style:style>
    <style:style style:name="P27" style:family="paragraph" style:parent-style-name="Standard" style:list-style-name="L4">
      <style:text-properties style:font-name="Roboto" officeooo:rsid="001f4362" officeooo:paragraph-rsid="001f4362"/>
    </style:style>
    <style:style style:name="P28" style:family="paragraph" style:parent-style-name="Standard" style:list-style-name="L4">
      <style:text-properties style:font-name="Roboto" officeooo:rsid="00209c19" officeooo:paragraph-rsid="00209c19"/>
    </style:style>
    <style:style style:name="P29" style:family="paragraph" style:parent-style-name="Standard" style:list-style-name="L4">
      <style:text-properties style:font-name="Roboto" officeooo:rsid="0020cacd" officeooo:paragraph-rsid="0020cacd"/>
    </style:style>
    <style:style style:name="P30" style:family="paragraph" style:parent-style-name="Standard" style:list-style-name="L4">
      <style:text-properties style:font-name="Roboto" officeooo:rsid="0022fc57" officeooo:paragraph-rsid="0022fc57"/>
    </style:style>
    <style:style style:name="P31" style:family="paragraph" style:parent-style-name="Standard" style:list-style-name="L5">
      <style:text-properties style:font-name="Roboto" officeooo:rsid="00242af1" officeooo:paragraph-rsid="00242af1"/>
    </style:style>
    <style:style style:name="P32" style:family="paragraph" style:parent-style-name="Standard" style:list-style-name="L6">
      <style:text-properties style:font-name="Roboto" officeooo:rsid="0025f6fe" officeooo:paragraph-rsid="0025f6fe"/>
    </style:style>
    <style:style style:name="P33" style:family="paragraph" style:parent-style-name="Standard">
      <style:text-properties style:font-name="Roboto" officeooo:rsid="0025f6fe" officeooo:paragraph-rsid="00379f64"/>
    </style:style>
    <style:style style:name="P34" style:family="paragraph" style:parent-style-name="Standard">
      <style:text-properties style:font-name="Roboto" fo:font-style="normal" officeooo:rsid="002b1a60" officeooo:paragraph-rsid="0025f6fe" style:font-style-asian="normal" style:font-style-complex="normal"/>
    </style:style>
    <style:style style:name="P35" style:family="paragraph" style:parent-style-name="Standard" style:list-style-name="L7">
      <style:text-properties style:font-name="Roboto" fo:font-style="normal" officeooo:rsid="002bc84c" officeooo:paragraph-rsid="0025f6fe" style:font-style-asian="normal" style:font-style-complex="normal"/>
    </style:style>
    <style:style style:name="P36" style:family="paragraph" style:parent-style-name="Standard" style:list-style-name="L7">
      <style:text-properties style:font-name="Roboto" fo:font-style="normal" officeooo:rsid="002bc84c" officeooo:paragraph-rsid="002bc84c" style:font-style-asian="normal" style:font-style-complex="normal"/>
    </style:style>
    <style:style style:name="P37" style:family="paragraph" style:parent-style-name="Standard">
      <style:text-properties style:font-name="Roboto" fo:font-style="normal" officeooo:rsid="002bc84c" officeooo:paragraph-rsid="002bc84c" style:font-style-asian="normal" style:font-style-complex="normal"/>
    </style:style>
    <style:style style:name="P38" style:family="paragraph" style:parent-style-name="Standard" style:list-style-name="L8">
      <style:text-properties style:font-name="Roboto" fo:font-style="normal" officeooo:rsid="002bc84c" officeooo:paragraph-rsid="002bc84c" style:font-style-asian="normal" style:font-style-complex="normal"/>
    </style:style>
    <style:style style:name="P39" style:family="paragraph" style:parent-style-name="Standard" style:list-style-name="L7">
      <style:text-properties style:font-name="Roboto" fo:font-style="normal" officeooo:rsid="002cd4a4" officeooo:paragraph-rsid="002cd4a4" style:font-style-asian="normal" style:font-style-complex="normal"/>
    </style:style>
    <style:style style:name="P40" style:family="paragraph" style:parent-style-name="Standard" style:list-style-name="L8">
      <style:text-properties style:font-name="Roboto" fo:font-style="normal" fo:font-weight="normal" officeooo:rsid="002bc84c" officeooo:paragraph-rsid="002bc84c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font-name="Roboto" fo:font-style="normal" fo:font-weight="normal" officeooo:rsid="002bc84c" officeooo:paragraph-rsid="002bc84c" style:font-style-asian="normal" style:font-weight-asian="normal" style:font-style-complex="normal" style:font-weight-complex="normal"/>
    </style:style>
    <style:style style:name="P42" style:family="paragraph" style:parent-style-name="Standard" style:list-style-name="L9">
      <style:text-properties style:font-name="Roboto" fo:font-style="normal" fo:font-weight="normal" officeooo:rsid="002cd4a4" officeooo:paragraph-rsid="002cd4a4" style:font-style-asian="normal" style:font-weight-asian="normal" style:font-style-complex="normal" style:font-weight-complex="normal"/>
    </style:style>
    <style:style style:name="P43" style:family="paragraph" style:parent-style-name="Standard" style:list-style-name="L10">
      <style:text-properties style:font-name="Roboto" fo:font-style="normal" fo:font-weight="normal" officeooo:rsid="002df802" officeooo:paragraph-rsid="002df802" style:font-style-asian="normal" style:font-weight-asian="normal" style:font-style-complex="normal" style:font-weight-complex="normal"/>
    </style:style>
    <style:style style:name="P44" style:family="paragraph" style:parent-style-name="Standard" style:list-style-name="L11">
      <style:text-properties style:font-name="Roboto" fo:font-style="normal" fo:font-weight="normal" officeooo:rsid="002df802" officeooo:paragraph-rsid="002df802" style:font-style-asian="normal" style:font-weight-asian="normal" style:font-style-complex="normal" style:font-weight-complex="normal"/>
    </style:style>
    <style:style style:name="P45" style:family="paragraph" style:parent-style-name="Standard" style:list-style-name="L10">
      <style:text-properties style:font-name="Roboto" fo:font-style="normal" fo:font-weight="normal" officeooo:rsid="0032640c" officeooo:paragraph-rsid="0032640c" style:font-style-asian="normal" style:font-weight-asian="normal" style:font-style-complex="normal" style:font-weight-complex="normal"/>
    </style:style>
    <style:style style:name="P46" style:family="paragraph" style:parent-style-name="Standard" style:list-style-name="L10">
      <style:text-properties style:font-name="Roboto" fo:font-style="normal" fo:font-weight="normal" officeooo:rsid="0033840c" officeooo:paragraph-rsid="0033840c" style:font-style-asian="normal" style:font-weight-asian="normal" style:font-style-complex="normal" style:font-weight-complex="normal"/>
    </style:style>
    <style:style style:name="P47" style:family="paragraph" style:parent-style-name="Standard" style:list-style-name="L10">
      <style:text-properties style:font-name="Roboto" fo:font-style="normal" fo:font-weight="normal" officeooo:rsid="003411ed" officeooo:paragraph-rsid="003411ed" style:font-style-asian="normal" style:font-weight-asian="normal" style:font-style-complex="normal" style:font-weight-complex="normal"/>
    </style:style>
    <style:style style:name="P48" style:family="paragraph" style:parent-style-name="Standard" style:list-style-name="L11">
      <style:text-properties style:font-name="Roboto" fo:font-style="normal" fo:font-weight="normal" officeooo:rsid="00303aa5" officeooo:paragraph-rsid="00303aa5" style:font-style-asian="normal" style:font-weight-asian="normal" style:font-style-complex="normal" style:font-weight-complex="normal"/>
    </style:style>
    <style:style style:name="P49" style:family="paragraph" style:parent-style-name="Standard" style:list-style-name="L11">
      <style:text-properties style:font-name="Roboto" fo:font-style="normal" fo:font-weight="normal" officeooo:rsid="00318d30" officeooo:paragraph-rsid="00318d30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font-name="Roboto" fo:font-style="normal" fo:font-weight="normal" officeooo:rsid="00318d30" officeooo:paragraph-rsid="00318d30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font-name="Roboto" officeooo:rsid="00379f64" officeooo:paragraph-rsid="00379f64"/>
    </style:style>
    <style:style style:name="P52" style:family="paragraph" style:parent-style-name="Standard">
      <style:text-properties style:font-name="Roboto" fo:font-weight="bold" officeooo:rsid="0025f6fe" officeooo:paragraph-rsid="0025f6fe" style:font-weight-asian="bold" style:font-weight-complex="bold"/>
    </style:style>
    <style:style style:name="P53" style:family="paragraph" style:parent-style-name="Standard" style:list-style-name="L4">
      <style:text-properties officeooo:rsid="0020cacd" officeooo:paragraph-rsid="0020cacd"/>
    </style:style>
    <style:style style:name="P54" style:family="paragraph" style:parent-style-name="Standard" style:list-style-name="L7">
      <style:text-properties officeooo:rsid="0036d38f" officeooo:paragraph-rsid="0036d38f"/>
    </style:style>
    <style:style style:name="P55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66e0" officeooo:paragraph-rsid="001666e0" style:text-blinking="false" fo:background-color="transparent" style:font-weight-asian="bold" style:font-weight-complex="bold"/>
    </style:style>
    <style:style style:name="P5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3c516"/>
    </style:style>
    <style:style style:name="T2" style:family="text">
      <style:text-properties officeooo:rsid="0013dd51"/>
    </style:style>
    <style:style style:name="T3" style:family="text">
      <style:text-properties officeooo:rsid="001595f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Roboto"/>
    </style:style>
    <style:style style:name="T6" style:family="text">
      <style:text-properties style:font-name="Roboto" officeooo:rsid="00223e72"/>
    </style:style>
    <style:style style:name="T7" style:family="text">
      <style:text-properties style:font-name="Roboto" fo:font-style="normal" style:font-style-asian="normal" style:font-style-complex="normal"/>
    </style:style>
    <style:style style:name="T8" style:family="text">
      <style:text-properties style:font-name="Roboto" fo:font-style="normal" officeooo:rsid="002cd4a4" style:font-style-asian="normal" style:font-style-complex="normal"/>
    </style:style>
    <style:style style:name="T9" style:family="text">
      <style:text-properties officeooo:rsid="0019136c"/>
    </style:style>
    <style:style style:name="T10" style:family="text">
      <style:text-properties officeooo:rsid="001c6231"/>
    </style:style>
    <style:style style:name="T11" style:family="text">
      <style:text-properties officeooo:rsid="001f4362"/>
    </style:style>
    <style:style style:name="T12" style:family="text">
      <style:text-properties officeooo:rsid="0027cb8f"/>
    </style:style>
    <style:style style:name="T13" style:family="text">
      <style:text-properties officeooo:rsid="002bc84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cd4a4" style:font-weight-asian="normal" style:font-weight-complex="normal"/>
    </style:style>
    <style:style style:name="T16" style:family="text">
      <style:text-properties fo:font-weight="normal" officeooo:rsid="002df802" style:font-weight-asian="normal" style:font-weight-complex="normal"/>
    </style:style>
    <style:style style:name="T17" style:family="text">
      <style:text-properties officeooo:rsid="002cd4a4"/>
    </style:style>
    <style:style style:name="T18" style:family="text">
      <style:text-properties officeooo:rsid="002df802"/>
    </style:style>
    <style:style style:name="T19" style:family="text">
      <style:text-properties officeooo:rsid="0031121c"/>
    </style:style>
    <style:style style:name="T20" style:family="text">
      <style:text-properties officeooo:rsid="0031b813"/>
    </style:style>
    <style:style style:name="T21" style:family="text">
      <style:text-properties officeooo:rsid="0035b7c0"/>
    </style:style>
    <style:style style:name="T22" style:family="text">
      <style:text-properties officeooo:rsid="00379f64"/>
    </style:style>
    <style:style style:name="T23" style:family="text">
      <style:text-properties officeooo:rsid="003a98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These need to be built</text:p>
      <text:list xml:id="list240859733" text:style-name="L1">
        <text:list-item>
          <text:p text:style-name="P55"><text:bookmark text:name="docs-internal-guid-8267ce57-7fff-c749-266d-54cf6843e296"/>Free Subscription Button</text:p>
        </text:list-item>
      </text:list>
      <text:list xml:id="list3360855498" text:style-name="L2">
        <text:list-item>
          <text:p text:style-name="P56">Customer Portal</text:p>
        </text:list-item>
        <text:list-item>
          <text:p text:style-name="P56">Channel Partner Portal</text:p>
        </text:list-item>
        <text:list-item>
          <text:p text:style-name="P56">User Admin Widget</text:p>
        </text:list-item>
        <text:list-item>
          <text:p text:style-name="P56">Backend</text:p>
        </text:list-item>
      </text:list>
      <text:p text:style-name="P17"/>
      <text:p text:style-name="P3">Admin portal</text:p>
      <text:list xml:id="list82080024" text:style-name="L3">
        <text:list-item>
          <text:p text:style-name="P19">Admin widget contacts the backend to send an email with unique link for account activation (Email reference No. : E019 to Channel Partner</text:p>
        </text:list-item>
        <text:list-item>
          <text:p text:style-name="P20">Backend sends reminder activation email after no activation is made from the above <text:span text:style-name="T3">E020</text:span></text:p>
        </text:list-item>
        <text:list-item>
          <text:p text:style-name="P21"><text:span text:style-name="T1">Backend sends </text:span><text:span text:style-name="T3">welcome </text:span><text:span text:style-name="T1">email to Channel Partner when this one activates his account using the activation link. </text:span><text:span text:style-name="T3">E021</text:span></text:p>
        </text:list-item>
        <text:list-item>
          <text:p text:style-name="P22">Admin widget contacts the backend to search for possible matches of email address. The backend return any match or nothing.</text:p>
        </text:list-item>
        <text:list-item>
          <text:p text:style-name="P22">Backend creates and stores a contact in DB (CP employee entity) with Name, Email address and Role</text:p>
        </text:list-item>
        <text:list-item>
          <text:p text:style-name="P23">Admin widget contacts the backed to send an email with link to reset the password. Email reference no. E023</text:p>
        </text:list-item>
      </text:list>
      <text:p text:style-name="P1">Data: Account (Inactive, <text:span text:style-name="T2">Pending, </text:span>Active, <text:span text:style-name="T2">Deactivated</text:span>)</text:p>
      <text:p text:style-name="P2">There are contacts stored in the CRM and… their related statuses.</text:p>
      <text:p text:style-name="P2"/>
      <text:p text:style-name="P3">Channel Portal</text:p>
      <text:list xml:id="list3649612530" text:style-name="L4">
        <text:list-item>
          <text:p text:style-name="P24">Integrates with Zoho Books for financial informations (statements, invoices, transactions) (Only by admin)</text:p>
        </text:list-item>
        <text:list-item>
          <text:p text:style-name="P24">Handles the account activation and updates the accounts status in CRM (Admin only)</text:p>
        </text:list-item>
        <text:list-item>
          <text:p text:style-name="P24">Manages resources (humans) by linking with existing contacts (contacts are related to accounts in CRM), or by creating new contacts <text:span text:style-name="T9">(Admins and Supervisors)</text:span></text:p>
        </text:list-item>
        <text:list-item>
          <text:p text:style-name="P25">Manages customers by linking customers to CRM contacts or by creating new ones and linking them. Creates subscriptions (this will create information in Zoho books) (All users)</text:p>
        </text:list-item>
        <text:list-item>
          <text:p text:style-name="P25">Updates company portal settings in the backend (Admin only)</text:p>
        </text:list-item>
        <text:list-item>
          <text:p text:style-name="P25">Updates personal settings (Channel Partner Employee record) (All users)</text:p>
        </text:list-item>
        <text:list-item>
          <text:p text:style-name="P25">Has a dashboard that displays sales metrics retrieved from the backend (All users)</text:p>
        </text:list-item>
        <text:list-item>
          <text:p text:style-name="P26">The portal contacts the backend to create records for channel partner and also to create a partner employee linked to the channel partner entity created.</text:p>
        </text:list-item>
        <text:list-item>
          <text:p text:style-name="P27">Contacts the backend to update account (any CP rep account)</text:p>
        </text:list-item>
        <text:list-item>
          <text:p text:style-name="P28">Contacts the server to create new contact/customer</text:p>
        </text:list-item>
        <text:list-item>
          <text:p text:style-name="P28">Contacts the server to create new subscriptions</text:p>
        </text:list-item>
        <text:list-item>
          <text:p text:style-name="P28">Contacts the backend to generate activation link for customers E001</text:p>
        </text:list-item>
        <text:list-item>
          <text:p text:style-name="P28">Contacts the backend to generate sub-subscription invitation emails E013</text:p>
        </text:list-item>
        <text:list-item>
          <text:p text:style-name="P28">Contacts the backend to update customers with details including medical details.</text:p>
        </text:list-item>
        <text:list-item>
          <text:p text:style-name="P28">Contacts the backend to create Contact/Customer entries linked to the customer holding the subscription.</text:p>
        </text:list-item>
        <text:list-item>
          <text:p text:style-name="P29"><text:soft-page-break/>Contacts the backend to lookup contacts or reps by email addresses</text:p>
        </text:list-item>
        <text:list-item>
          <text:p text:style-name="P29">Contacts the backend to generate unique email reset link</text:p>
        </text:list-item>
        <text:list-item>
          <text:p text:style-name="P29">Contacts the backend to update the password</text:p>
        </text:list-item>
        <text:list-item>
          <text:p text:style-name="P53"><text:span text:style-name="T5">Contacts the backend to Send notifications to the CP portal, customer portal along with </text:span><text:span text:style-name="T6">notification </text:span><text:span text:style-name="T5">emails.</text:span></text:p>
        </text:list-item>
        <text:list-item>
          <text:p text:style-name="P30">Contacts the backend to generate a notification to the intent of the employee who’s profile has been deactivated or modified by the Supervisor or the Head.</text:p>
        </text:list-item>
        <text:list-item>
          <text:p text:style-name="P30">Contacts the backend to generate a notification (to the intention of the head) that changes have been made to a rep profile (only for name and number fields). </text:p>
        </text:list-item>
      </text:list>
      <text:p text:style-name="P5">Roles: (CP Head (admin), CP Supervisor, CP rep, [and whatever roles the CP Head can add]) these roles are customizable.</text:p>
      <text:p text:style-name="P5">The Head does everything</text:p>
      <text:p text:style-name="P5">The superviser can add reps and customers by default. The Head can extend their rights.</text:p>
      <text:p text:style-name="P6">The settings in the backend include the base price that was set by BE as well as the custom <text:span text:style-name="T10">p</text:span>rice that the CP has configured. <text:span text:style-name="T10">The settings include also what pricing is shown (None, BE, CP, BE &amp; CP)</text:span></text:p>
      <text:p text:style-name="P7">The backend stores company settings (profile: addresses, contact number, name) This data will need to be updated in CRM when they haven’t changed for a certain amount of time.</text:p>
      <text:p text:style-name="P8">Data: Channel Partner Entity, <text:span text:style-name="T11">Channel Partner Employee Entity, Contact/Customer Entity, Subscription Entity</text:span></text:p>
      <text:p text:style-name="P8"/>
      <text:p text:style-name="P4">Customer Portal</text:p>
      <text:list xml:id="list724735332" text:style-name="L5">
        <text:list-item>
          <text:p text:style-name="P31">Contacts the backend to lookup up past customers linked to a returning customer.</text:p>
        </text:list-item>
        <text:list-item>
          <text:p text:style-name="P31">Contacts the backend to generate emails E013 and E014</text:p>
        </text:list-item>
        <text:list-item>
          <text:p text:style-name="P31">Contacts the backend to lookup for customer whith specific email address</text:p>
        </text:list-item>
        <text:list-item>
          <text:p text:style-name="P31">Contacts the backend to generate unique email with password reset link</text:p>
        </text:list-item>
        <text:list-item>
          <text:p text:style-name="P31">Contacts the backend to update customer records</text:p>
        </text:list-item>
      </text:list>
      <text:p text:style-name="P9"/>
      <text:p text:style-name="P9">CRM</text:p>
      <text:list xml:id="list3622803519" text:style-name="L6">
        <text:list-item>
          <text:p text:style-name="P32">Contacts the backend to create free subscriptions</text:p>
        </text:list-item>
      </text:list>
      <text:p text:style-name="P9"/>
      <text:p text:style-name="P52">Backend areas:</text:p>
      <text:p text:style-name="P9">Data management</text:p>
      <text:p text:style-name="P33">Email <text:span text:style-name="T22">processing</text:span></text:p>
      <text:p text:style-name="P51">SMS processing</text:p>
      <text:p text:style-name="P9"/>
      <text:p text:style-name="P9">Data management is a restful application that exposes the following endpoints</text:p>
      <text:p text:style-name="P9">/partners (Channel partners)</text:p>
      <text:p text:style-name="P9">/employees (Channel partners employees entity)</text:p>
      <text:p text:style-name="P9">/customers (<text:span text:style-name="T12">Channel partners customers)</text:span></text:p>
      <text:p text:style-name="P9">/<text:span text:style-name="T12">roles</text:span></text:p>
      <text:p text:style-name="P9">/<text:span text:style-name="T12">companies (Company settings)</text:span></text:p>
      <text:p text:style-name="P9">/<text:span text:style-name="T12">subscriptions</text:span></text:p>
      <text:p text:style-name="P9">/<text:span text:style-name="T12">settings</text:span></text:p>
      <text:p text:style-name="P34">/condition (Customer medical informations, Type (Alergy, Medical condition), Name, Past/Present)</text:p>
      <text:p text:style-name="P10"/>
      <text:p text:style-name="P10"/>
      <text:p text:style-name="P10"><text:soft-page-break/></text:p>
      <text:p text:style-name="P16"><text:span text:style-name="T7">/employees </text:span><text:span text:style-name="T8">(/partners/${id}/employees)</text:span></text:p>
      <text:list xml:id="list3957710845" text:style-name="L7">
        <text:list-item>
          <text:p text:style-name="P35">Only BE reps or Heads and Supervisors can create employees</text:p>
        </text:list-item>
        <text:list-item>
          <text:p text:style-name="P36">There can only be one admin user per CP portal</text:p>
        </text:list-item>
        <text:list-item>
          <text:p text:style-name="P36">Every rep from the CP is an employee</text:p>
        </text:list-item>
        <text:list-item>
          <text:p text:style-name="P36">All reps can update their own data but when this is done, an update needs to be made to the Head if number fields or name have been changed.</text:p>
        </text:list-item>
        <text:list-item>
          <text:p text:style-name="P39">An employee is linked with a CP</text:p>
        </text:list-item>
        <text:list-item>
          <text:p text:style-name="P39">No employee profile can be updated by the employee himself If the account status is not set to active.</text:p>
        </text:list-item>
        <text:list-item>
          <text:p text:style-name="P54"><text:span text:style-name="T8">W</text:span><text:span text:style-name="T7">hen a new employee is created, a matching contact must be created in the CRM.</text:span></text:p>
        </text:list-item>
      </text:list>
      <text:p text:style-name="P12"/>
      <text:p text:style-name="P11">/<text:span text:style-name="T13">subscriptions </text:span><text:span text:style-name="T17">(/partners/${id}/subscriptions) (/partners/${id}/customers/${id}/subscriptions (/partners/${id}/employees/${id}/subscriptions</text:span></text:p>
      <text:list xml:id="list4088858949" text:style-name="L8">
        <text:list-item>
          <text:p text:style-name="P38">All subscription data can be changed <text:span text:style-name="T4">ONLY BEFORE THE SUBSCRIPTION BECOMES ACTIVE</text:span><text:span text:style-name="T14"> when the subscription has become active, only adding number of days and dependents is allowed.</text:span></text:p>
        </text:list-item>
        <text:list-item>
          <text:p text:style-name="P40">Only CP is allowed to create and update subscriptions</text:p>
        </text:list-item>
        <text:list-item>
          <text:p text:style-name="P40">Customer can view their subscription and the subscription of their dependents</text:p>
        </text:list-item>
      </text:list>
      <text:p text:style-name="P41"/>
      <text:p text:style-name="P12"><text:span text:style-name="T15">/subscription</text:span><text:span text:style-name="T16">s</text:span><text:span text:style-name="T15">/${id}/status</text:span></text:p>
      <text:list xml:id="list2821943387" text:style-name="L9">
        <text:list-item>
          <text:p text:style-name="P42">Only CP users can reach <text:span text:style-name="T23">this endpoint</text:span></text:p>
        </text:list-item>
        <text:list-item>
          <text:p text:style-name="P42">Can be used to set the status of a subscription</text:p>
        </text:list-item>
      </text:list>
      <text:p text:style-name="P13"/>
      <text:p text:style-name="P13">/<text:span text:style-name="T18">customers (/customers/${id}) </text:span><text:span text:style-name="T21">(/customers/${id}/dependents</text:span></text:p>
      <text:list xml:id="list414926533" text:style-name="L10">
        <text:list-item>
          <text:p text:style-name="P43">CP (any) creates customers</text:p>
        </text:list-item>
        <text:list-item>
          <text:p text:style-name="P43">Customer can update his information</text:p>
        </text:list-item>
        <text:list-item>
          <text:p text:style-name="P45">Customer can update dependent information</text:p>
        </text:list-item>
        <text:list-item>
          <text:p text:style-name="P46">Dependent customers are allowed to have no email addresses</text:p>
        </text:list-item>
        <text:list-item>
          <text:p text:style-name="P47">An historical customer who is a dependent can be upgraded to a main customer (if he can be found by email address).</text:p>
        </text:list-item>
      </text:list>
      <text:p text:style-name="P14"/>
      <text:p text:style-name="P14">/customers/${id}/conditions</text:p>
      <text:list xml:id="list139502144" text:style-name="L11">
        <text:list-item>
          <text:p text:style-name="P44">The customer can create update medical condition information</text:p>
        </text:list-item>
        <text:list-item>
          <text:p text:style-name="P44">The customer can create personal information</text:p>
        </text:list-item>
        <text:list-item>
          <text:p text:style-name="P48">When a customer creates <text:span text:style-name="T19">dependents</text:span>, the backend should create contact record in the CRM.</text:p>
        </text:list-item>
        <text:list-item>
          <text:p text:style-name="P49">When the status (active’ness’) of a customer changes in the backend, the backend should set this status in the CRM as well.</text:p>
        </text:list-item>
      </text:list>
      <text:p text:style-name="P15"/>
      <text:p text:style-name="P15">/<text:span text:style-name="T20">users (Used for login information and for lookup)</text:span></text:p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2:24:42.108256570</meta:creation-date>
    <dc:date>2021-02-18T19:01:08.291485507</dc:date>
    <meta:editing-duration>PT1H27M34S</meta:editing-duration>
    <meta:editing-cycles>24</meta:editing-cycles>
    <meta:generator>LibreOffice/6.4.6.2$Linux_X86_64 LibreOffice_project/40$Build-2</meta:generator>
    <meta:document-statistic meta:table-count="0" meta:image-count="0" meta:object-count="0" meta:page-count="3" meta:paragraph-count="91" meta:word-count="1008" meta:character-count="6237" meta:non-whitespace-character-count="5378"/>
  </office:meta>
</office:document-meta>
</file>